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Vue js----------------------------------------</text:p>
      <text:p text:style-name="Standard"/>
      <text:p text:style-name="P2">virtual dom vs dom </text:p>
      <text:p text:style-name="Standard"/>
      <text:p text:style-name="Standard"><text:a xlink:type="simple" xlink:href="https://medium.com/@koheimikami/understanding-rendering-process-with-virtual-dom-in-vue-js-a6e602811782#:~:text=In%20general%2C%20a%20Virtual%20Dom,changes%20on%20the%20Virtual%20Dom" text:style-name="Internet_20_link" text:visited-style-name="Visited_20_Internet_20_Link">https://medium.com/@koheimikami/understanding-rendering-process-with-virtual-dom-in-vue-js-a6e602811782#:~:text=In%20general%2C%20a%20Virtual%20Dom,changes%20on%20the%20Virtual%20Dom</text:a>.</text:p>
      <text:p text:style-name="Standard"/>
      <text:p text:style-name="Standard"><text:a xlink:type="simple" xlink:href="https://v1.vuejs.org/guide/installation.html" text:style-name="Internet_20_link" text:visited-style-name="Visited_20_Internet_20_Link">https://v1.vuejs.org/guide/installation.html</text:a></text:p>
      <text:p text:style-name="Standard"><text:a xlink:type="simple" xlink:href="https://www.tutorialspoint.com/vuejs/vuejs_overview.htm" text:style-name="Internet_20_link" text:visited-style-name="Visited_20_Internet_20_Link">https://www.tutorialspoint.com/vuejs/vuejs_overview.htm</text:a></text:p>
      <text:p text:style-name="Standard"><text:a xlink:type="simple" xlink:href="https://tutorialzine.com/2016/03/5-practical-examples-for-learning-vue-js" text:style-name="Internet_20_link" text:visited-style-name="Visited_20_Internet_20_Link">https://tutorialzine.com/2016/03/5-practical-examples-for-learning-vue-js</text:a></text:p>
      <text:p text:style-name="Standard"/>
      <text:p text:style-name="Standard"><text:a xlink:type="simple" xlink:href="https://appdividend.com/category/vue/" text:style-name="Internet_20_link" text:visited-style-name="Visited_20_Internet_20_Link">https://appdividend.com/category/vue/</text:a></text:p>
      <text:p text:style-name="Standard"/>
      <text:p text:style-name="P2">vue js with datatable </text:p>
      <text:p text:style-name="Standard"><text:a xlink:type="simple" xlink:href="https://appdividend.com/2018/06/07/vue-datatable-component-example/" text:style-name="Internet_20_link" text:visited-style-name="Visited_20_Internet_20_Link">https://appdividend.com/2018/06/07/vue-datatable-component-example/</text:a></text:p>
      <text:p text:style-name="Standard"/>
      <text:p text:style-name="P2">vue mastery Video </text:p>
      <text:p text:style-name="Standard"><text:a xlink:type="simple" xlink:href="https://www.vuemastery.com/courses/intro-to-vue-js/vue-instance/" text:style-name="Internet_20_link" text:visited-style-name="Visited_20_Internet_20_Link">https://www.vuemastery.com/courses/intro-to-vue-js/vue-instance/</text:a></text:p>
      <text:p text:style-name="Standard">&lt;script src = "https://unpkg.com/vue"&gt;&lt;/script&gt;</text:p>
      <text:p text:style-name="Standard"/>
      <text:p text:style-name="Standard"/>
      <text:p text:style-name="Standard">1) install vue js with cli </text:p>
      <text:p text:style-name="Standard"><text:tab/>npm install -g @vue/cli</text:p>
      <text:p text:style-name="Standard"/>
      <text:p text:style-name="Standard">2) check version </text:p>
      <text:p text:style-name="Standard"><text:tab/>vue --version</text:p>
      <text:p text:style-name="Standard"><text:tab/>sudo npm update -g @vue/cli</text:p>
      <text:p text:style-name="Standard"/>
      <text:p text:style-name="Standard">3) update latest version </text:p>
      <text:p text:style-name="Standard"><text:tab/>sudo npm uninstall -g vue-cli</text:p>
      <text:p text:style-name="Standard"><text:tab/>sudo npm install -g @vue/cli@latest</text:p>
      <text:p text:style-name="Standard"/>
      <text:p text:style-name="Standard">4) create project </text:p>
      <text:p text:style-name="Standard"><text:tab/>vue create blog</text:p>
      <text:p text:style-name="Standard"><text:tab/>select default </text:p>
      <text:p text:style-name="Standard"><text:tab/>npm run serve</text:p>
      <text:p text:style-name="Standard"/>
      <text:p text:style-name="Standard">5) Routing</text:p>
      <text:p text:style-name="Standard">https://router.vuejs.org/guide/#html</text:p>
      <text:p text:style-name="Standard">npm <text:s/>install vue-router</text:p>
      <text:p text:style-name="Standard">main.js</text:p>
      <text:p text:style-name="Standard"/>
      <text:p text:style-name="Standard">import VueRouter from "vue-router";</text:p>
      <text:p text:style-name="Standard">import User from "./components/User.vue";</text:p>
      <text:p text:style-name="Standard">import Home from "./components/Home.vue";</text:p>
      <text:p text:style-name="Standard">Vue.use(VueRouter);</text:p>
      <text:p text:style-name="Standard"/>
      <text:p text:style-name="Standard"><text:s/>const routes = [</text:p>
      <text:p text:style-name="Standard"><text:s text:c="3"/>{ path: "/", component: Home },</text:p>
      <text:p text:style-name="Standard"><text:s text:c="3"/>{ path: "/user", component: User },</text:p>
      <text:p text:style-name="Standard"><text:s/>];</text:p>
      <text:p text:style-name="Standard"><text:soft-page-break/>const router = new VueRouter({</text:p>
      <text:p text:style-name="Standard"><text:s text:c="3"/>routes,</text:p>
      <text:p text:style-name="Standard"><text:s text:c="3"/>mode: "history",</text:p>
      <text:p text:style-name="Standard"><text:s/>});</text:p>
      <text:p text:style-name="Standard"/>
      <text:p text:style-name="Standard">new Vue({</text:p>
      <text:p text:style-name="Standard"><text:s text:c="2"/>render: (h) =&gt; h(App),</text:p>
      <text:p text:style-name="Standard"><text:s text:c="2"/>router</text:p>
      <text:p text:style-name="Standard">}).$mount("#app");</text:p>
      <text:p text:style-name="Standard"/>
      <text:p text:style-name="P2">app.vue</text:p>
      <text:p text:style-name="Standard">&lt;router-view&gt;&lt;/router-view&gt;</text:p>
      <text:p text:style-name="Standard"/>
      <text:p text:style-name="P2">**add class active with conditon </text:p>
      <text:p text:style-name="Standard">&lt;div class="[isActive ? activeClass : '']"&gt;&lt;/div&gt; </text:p>
      <text:p text:style-name="Standard"/>
      <text:p text:style-name="Standard">data(){</text:p>
      <text:p text:style-name="Standard"><text:s text:c="4"/>isActive : true</text:p>
      <text:p text:style-name="Standard"><text:s text:c="4"/>activeClass : 'active'</text:p>
      <text:p text:style-name="Standard">}</text:p>
      <text:p text:style-name="Standard"/>
      <text:p text:style-name="P2">**redirect next page</text:p>
      <text:p text:style-name="Standard">1st way</text:p>
      <text:p text:style-name="Standard"><text:s text:c="2"/>&lt;b-button v-on:click="$router.push('/movies/' +list.id)" variant="info"&gt;More info&lt;/b-button&gt;</text:p>
      <text:p text:style-name="Standard"/>
      <text:p text:style-name="Standard">2nd way</text:p>
      <text:p text:style-name="Standard">&lt;router-link :to="`/movies/${list.id}`"&gt; </text:p>
      <text:p text:style-name="Standard"><text:s text:c="5"/>&lt;b-button variant="info"&gt;More info&lt;/b-button&gt; </text:p>
      <text:p text:style-name="Standard">&lt;/router-link&gt; </text:p>
      <text:p text:style-name="Standard"/>
      <text:p text:style-name="Standard"/>
      <text:p text:style-name="P2">**lifecycle hooks*</text:p>
      <text:p text:style-name="Standard"><text:a xlink:type="simple" xlink:href="https://www.digitalocean.com/community/tutorials/vuejs-component-lifecycle" text:style-name="Internet_20_link" text:visited-style-name="Visited_20_Internet_20_Link">https://www.digitalocean.com/community/tutorials/vuejs-component-lifecycle</text:a></text:p>
      <text:p text:style-name="Standard"><text:a xlink:type="simple" xlink:href="https://flaviocopes.com/vue-cheat-sheet/" text:style-name="Internet_20_link" text:visited-style-name="Visited_20_Internet_20_Link">https://flaviocopes.com/vue-cheat-sheet/</text:a></text:p>
      <text:p text:style-name="Standard"/>
      <text:p text:style-name="Standard">**form validation </text:p>
      <text:p text:style-name="Standard"><text:a xlink:type="simple" xlink:href="https://vuelidate.js.org/#sub-basic-form" text:style-name="Internet_20_link" text:visited-style-name="Visited_20_Internet_20_Link">https://vuelidate.js.org/#sub-basic-form</text:a></text:p>
      <text:p text:style-name="Standard"><text:a xlink:type="simple" xlink:href="https://vuelidate.js.org/#getting-started" text:style-name="Internet_20_link" text:visited-style-name="Visited_20_Internet_20_Link">https://vuelidate.js.org/#getting-started</text:a></text:p>
      <text:p text:style-name="Standard"><text:a xlink:type="simple" xlink:href="https://vuejs.org/v2/cookbook/form-validation.html#Using-Custom-Validation" text:style-name="Internet_20_link" text:visited-style-name="Visited_20_Internet_20_Link">https://vuejs.org/v2/cookbook/form-validation.html#Using-Custom-Validation</text:a></text:p>
      <text:p text:style-name="Standard"><text:a xlink:type="simple" xlink:href="https://webomnizz.com/form-handling-and-validation-with-vuejs/" text:style-name="Internet_20_link" text:visited-style-name="Visited_20_Internet_20_Link">https://webomnizz.com/form-handling-and-validation-with-vuejs/</text:a></text:p>
      <text:p text:style-name="Standard"><text:a xlink:type="simple" xlink:href="https://blog.logrocket.com/form-input-validation-in-vue-js-using-watchers/" text:style-name="Internet_20_link" text:visited-style-name="Visited_20_Internet_20_Link">https://blog.logrocket.com/form-input-validation-in-vue-js-using-watchers/</text:a></text:p>
      <text:p text:style-name="Standard"><text:a xlink:type="simple" xlink:href="https://vuejsdevelopers.com/2018/08/27/vue-js-form-handling-vuelidate/" text:style-name="Internet_20_link" text:visited-style-name="Visited_20_Internet_20_Link">https://vuejsdevelopers.com/2018/08/27/vue-js-form-handling-vuelidate/</text:a></text:p>
      <text:p text:style-name="Standard"/>
      <text:p text:style-name="P2">**laravel with vue js </text:p>
      <text:p text:style-name="Standard">installation guide::-</text:p>
      <text:p text:style-name="Standard"><text:tab/>composer require laravel/ui</text:p>
      <text:p text:style-name="Standard"><text:tab/>php artisan ui vue</text:p>
      <text:p text:style-name="Standard"><text:tab/>php artisan ui vue --auth</text:p>
      <text:p text:style-name="Standard"><text:tab/>npm install</text:p>
      <text:p text:style-name="Standard"><text:tab/>npm run dev</text:p>
      <text:p text:style-name="Standard"/>
      <text:p text:style-name="Standard"/>
      <text:p text:style-name="P2"><text:soft-page-break/>**vue pagination component in laravel </text:p>
      <text:p text:style-name="Standard"><text:a xlink:type="simple" xlink:href="https://appdividend.com/2018/04/26/vue-pagination-tutorial-from-scratch/" text:style-name="Internet_20_link" text:visited-style-name="Visited_20_Internet_20_Link">https://appdividend.com/2018/04/26/vue-pagination-tutorial-from-scratch/</text:a></text:p>
      <text:p text:style-name="Standard"/>
      <text:p text:style-name="P2">**form validation </text:p>
      <text:p text:style-name="P3"><text:a xlink:type="simple" xlink:href="https://vuelidate.js.org/#sub-basic-form" text:style-name="Internet_20_link" text:visited-style-name="Visited_20_Internet_20_Link">https://vuelidate.js.org/#sub-basic-form</text:a></text:p>
      <text:p text:style-name="P3"><text:a xlink:type="simple" xlink:href="https://vuelidate.js.org/#getting-started" text:style-name="Internet_20_link" text:visited-style-name="Visited_20_Internet_20_Link">https://vuelidate.js.org/#getting-started</text:a></text:p>
      <text:p text:style-name="P3"><text:a xlink:type="simple" xlink:href="https://vuejs.org/v2/cookbook/form-validation.html#Using-Custom-Validation" text:style-name="Internet_20_link" text:visited-style-name="Visited_20_Internet_20_Link">https://vuejs.org/v2/cookbook/form-validation.html#Using-Custom-Validation</text:a></text:p>
      <text:p text:style-name="P3"><text:a xlink:type="simple" xlink:href="https://webomnizz.com/form-handling-and-validation-with-vuejs/" text:style-name="Internet_20_link" text:visited-style-name="Visited_20_Internet_20_Link">https://webomnizz.com/form-handling-and-validation-with-vuejs/</text:a></text:p>
      <text:p text:style-name="P3"><text:a xlink:type="simple" xlink:href="https://blog.logrocket.com/form-input-validation-in-vue-js-using-watchers/" text:style-name="Internet_20_link" text:visited-style-name="Visited_20_Internet_20_Link">https://blog.logrocket.com/form-input-validation-in-vue-js-using-watchers/</text:a></text:p>
      <text:p text:style-name="P3"><text:a xlink:type="simple" xlink:href="https://vuejsdevelopers.com/2018/08/27/vue-js-form-handling-vuelidate/" text:style-name="Internet_20_link" text:visited-style-name="Visited_20_Internet_20_Link">https://vuejsdevelopers.com/2018/08/27/vue-js-form-handling-vuelidate/</text:a></text:p>
      <text:p text:style-name="P3"/>
      <text:p text:style-name="P2">**install bootstrap </text:p>
      <text:p text:style-name="P3">npm install bootstrap</text:p>
      <text:p text:style-name="P3">import "bootstrap";</text:p>
      <text:p text:style-name="P3">import 'bootstrap/dist/css/bootstrap.min.css';</text:p>
      <text:p text:style-name="P3"/>
      <text:p text:style-name="P2"/>
      <text:p text:style-name="P2">** install jquery popper.js</text:p>
      <text:p text:style-name="P3">npm install jquery popper.js</text:p>
      <text:p text:style-name="P2"><text:s/></text:p>
      <text:p text:style-name="P2">** install axios </text:p>
      <text:p text:style-name="P3">npm install axios</text:p>
      <text:p text:style-name="P3">import axios from "axios";</text:p>
      <text:p text:style-name="P3"/>
      <text:p text:style-name="P2">---------------------------------------------------vuex---------------------------------------------------------------</text:p>
      <text:p text:style-name="P2"/>
      <text:p text:style-name="P2">instalation</text:p>
      <text:p text:style-name="P3">npm install vuex --save</text:p>
      <text:p text:style-name="P3">npm install es6-promise --save</text:p>
      <text:p text:style-name="P3"/>
      <text:p text:style-name="P2">**basic structure of store file</text:p>
      <text:p text:style-name="P2"/>
      <text:p text:style-name="P3">import Vue from 'vue'</text:p>
      <text:p text:style-name="P3">import Vuex from 'vuex'</text:p>
      <text:p text:style-name="P3"/>
      <text:p text:style-name="P3">Vue.use(Vuex)</text:p>
      <text:p text:style-name="P3"/>
      <text:p text:style-name="P3">export default new Vuex.Store({</text:p>
      <text:p text:style-name="P3"><text:s text:c="2"/>state: {</text:p>
      <text:p text:style-name="P3"><text:s text:c="4"/>// put variables and collections here</text:p>
      <text:p text:style-name="P3"><text:s text:c="2"/>},</text:p>
      <text:p text:style-name="P3"><text:s text:c="2"/>mutations: {</text:p>
      <text:p text:style-name="P3"><text:s text:c="4"/>// put sychronous functions for changing state e.g. add, edit, delete</text:p>
      <text:p text:style-name="P3"><text:s text:c="2"/>},</text:p>
      <text:p text:style-name="P3"><text:s text:c="2"/>actions: {</text:p>
      <text:p text:style-name="P3"><text:s text:c="4"/>// put asynchronous functions that can call one or more mutation functions</text:p>
      <text:p text:style-name="P3"><text:s text:c="2"/>}</text:p>
      <text:p text:style-name="P3">})</text:p>
      <text:p text:style-name="P3"/>
      <text:p text:style-name="P2"/>
      <text:p text:style-name="P2"/>
      <text:p text:style-name="P2"/>
      <text:p text:style-name="P2"><text:soft-page-break/>**defining store into main.js</text:p>
      <text:p text:style-name="P2"/>
      <text:p text:style-name="P2">// src/main.js</text:p>
      <text:p text:style-name="P3">import store from './store'</text:p>
      <text:p text:style-name="P3"/>
      <text:p text:style-name="P3">new Vue({</text:p>
      <text:p text:style-name="P3"><text:s text:c="2"/>store,</text:p>
      <text:p text:style-name="P3"><text:s text:c="2"/>render: h =&gt; h(App)</text:p>
      <text:p text:style-name="P3">}).$mount('#app')</text:p>
      <text:p text:style-name="P3"/>
      <text:p text:style-name="P3"/>
      <text:p text:style-name="P2">**auth in vue </text:p>
      <text:p text:style-name="P3"><text:a xlink:type="simple" xlink:href="https://scotch.io/tutorials/handling-authentication-in-vue-using-vuex" text:style-name="Internet_20_link" text:visited-style-name="Visited_20_Internet_20_Link">https://scotch.io/tutorials/handling-authentication-in-vue-using-vuex</text:a></text:p>
      <text:p text:style-name="P2"/>
      <text:p text:style-name="P2"/>
      <text:p text:style-name="P2"/>
      <text:p text:style-name="P2">*****************************************************************************</text:p>
      <text:p text:style-name="P2"><text:tab/><text:tab/><text:tab/><text:tab/><text:tab/><text:tab/>nuxt js </text:p>
      <text:p text:style-name="P2">*****************************************************************************</text:p>
      <text:p text:style-name="P2">https://nuxtjs.org/guides/get-started/installation</text:p>
      <text:p text:style-name="P2"><text:a xlink:type="simple" xlink:href="https://www.youtube.com/watch?v=nteDXuqBfn0" text:style-name="Internet_20_link" text:visited-style-name="Visited_20_Internet_20_Link">https://www.youtube.com/watch?v=nteDXuqBfn0</text:a></text:p>
      <text:p text:style-name="P2"/>
      <text:p text:style-name="P2"/>
      <text:p text:style-name="P2">fake api 1</text:p>
      <text:p text:style-name="P3"><text:a xlink:type="simple" xlink:href="https://medium.com/@keikaavousi/introduction-to-fake-store-api-dummy-data-for-your-shopping-web-application-a759ad53f3e" text:style-name="Internet_20_link" text:visited-style-name="Visited_20_Internet_20_Link">https://medium.com/@keikaavousi/introduction-to-fake-store-api-dummy-data-for-your-shopping-web-application-a759ad53f3e</text:a></text:p>
      <text:p text:style-name="P3"/>
      <text:p text:style-name="P3"><text:a xlink:type="simple" xlink:href="https://fakestoreapi.com/products" text:style-name="Internet_20_link" text:visited-style-name="Visited_20_Internet_20_Link">https://fakestoreapi.com/products</text:a></text:p>
      <text:p text:style-name="P2"/>
      <text:p text:style-name="P2">fake api 2</text:p>
      <text:p text:style-name="P3"><text:a xlink:type="simple" xlink:href="https://reqres.in/" text:style-name="Internet_20_link" text:visited-style-name="Visited_20_Internet_20_Link">https://reqres.in/</text:a></text:p>
      <text:p text:style-name="P2"/>
      <text:p text:style-name="P2">installation ::</text:p>
      <text:p text:style-name="P3">npm install -g create-nuxt-app</text:p>
      <text:p text:style-name="P3">npx create-nuxt-app &lt;projectname&gt;</text:p>
      <text:p text:style-name="P3">cd &lt;projectname&gt; </text:p>
      <text:p text:style-name="P3">npm run dev</text:p>
      <text:p text:style-name="P3">npm start</text:p>
      <text:p text:style-name="P3"/>
      <text:p text:style-name="P3">bootstrap-vue after install project </text:p>
      <text:p text:style-name="P3"><text:a xlink:type="simple" xlink:href="https://medium.com/javascript-in-plain-english/customize-bootstrap-in-nuxt-3da863703b35" text:style-name="Internet_20_link" text:visited-style-name="Visited_20_Internet_20_Link">https://medium.com/javascript-in-plain-english/customize-bootstrap-in-nuxt-3da863703b35</text:a>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1T11:05:02.694433112</meta:creation-date>
    <dc:date>2020-08-21T11:12:23.132142576</dc:date>
    <meta:editing-duration>PT7M21S</meta:editing-duration>
    <meta:editing-cycles>1</meta:editing-cycles>
    <meta:document-statistic meta:table-count="0" meta:image-count="0" meta:object-count="0" meta:page-count="4" meta:paragraph-count="141" meta:word-count="369" meta:character-count="4611" meta:non-whitespace-character-count="4282"/>
    <meta:generator>LibreOffice/6.0.7.3$Linux_X86_64 LibreOffice_project/00m0$Build-3</meta:generator>
  </office:meta>
</office:document-meta>
</file>